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80000041C3050ACAC.png"/>
  <manifest:file-entry manifest:media-type="image/png" manifest:full-path="Pictures/1000020100000140000001403706790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opacity="50%" draw:textarea-horizontal-align="justify" draw:textarea-vertical-align="middle" draw:auto-grow-height="false" fo:padding-top="0.13cm" draw:shadow-opacity="50%"/>
    </style:style>
    <style:style style:name="gr3" style:family="graphic" style:parent-style-name="standard">
      <style:graphic-properties draw:stroke="none" draw:fill-color="#b3b3b3" draw:textarea-horizontal-align="justify" draw:textarea-vertical-align="bottom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cm"/>
    </style:style>
    <style:style style:name="gr5" style:family="graphic" style:parent-style-name="standard">
      <style:graphic-properties draw:stroke="none" draw:fill-color="#eb613d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draw:fill-color="#ff3333" draw:opacity="50%" draw:textarea-horizontal-align="justify" draw:textarea-vertical-align="middle" draw:auto-grow-height="false" draw:shadow-opacity="50%"/>
    </style:style>
    <style:style style:name="gr7" style:family="graphic" style:parent-style-name="objectwithoutfill">
      <style:graphic-properties draw:stroke="dash" draw:stroke-dash="Fine_20_Dashed_20__28_var_29_" draw:marker-start="Double_20_Arrow" draw:marker-end="Double_20_Arrow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3cm" svg:height="7cm" svg:x="3.47cm" svg:y="2cm">
          <draw:image xlink:href="Pictures/10000201000001400000014037067908.png" xlink:type="simple" xlink:show="embed" xlink:actuate="onLoad">
            <text:p text:style-name="P3"/>
          </draw:image>
        </draw:frame>
        <draw:frame draw:style-name="gr1" draw:text-style-name="P1" draw:layer="layout" svg:width="6cm" svg:height="8cm" svg:x="20.5cm" svg:y="1.6cm">
          <draw:image xlink:href="Pictures/10000201000002E80000041C3050ACAC.png" xlink:type="simple" xlink:show="embed" xlink:actuate="onLoad">
            <text:p text:style-name="P3"/>
          </draw:image>
        </draw:frame>
        <draw:custom-shape draw:style-name="gr2" draw:text-style-name="P2" draw:layer="layout" svg:width="11cm" svg:height="4.5cm" svg:x="9.5cm" svg:y="8.221cm">
          <text:p text:style-name="P3"/>
          <draw:enhanced-geometry svg:viewBox="0 0 21600 21600" draw:text-areas="?f5 ?f1 ?f6 ?f3" draw:type="left-right-arrow" draw:modifiers="4278.37469320971 3397.6449677849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1cm" svg:height="1.1cm" svg:x="9.5cm" svg:y="9.921cm">
          <text:p text:style-name="P3"/>
          <draw:enhanced-geometry svg:viewBox="0 0 21600 21600" draw:text-areas="?f5 ?f1 ?f6 ?f3" draw:type="left-right-arrow" draw:modifiers="2794.00054540496 5532.4250681198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5cm" svg:height="1.021cm" svg:x="14cm" svg:y="8cm">
          <draw:text-box>
            <text:p text:style-name="P3">SSH</text:p>
          </draw:text-box>
        </draw:frame>
        <draw:frame draw:style-name="gr4" draw:text-style-name="P3" draw:layer="layout" svg:width="5cm" svg:height="1.021cm" svg:x="13.5cm" svg:y="9.421cm">
          <draw:text-box>
            <text:p text:style-name="P3">D-Bus</text:p>
          </draw:text-box>
        </draw:frame>
        <draw:custom-shape draw:style-name="gr5" draw:text-style-name="P2" draw:layer="layout" svg:width="4cm" svg:height="3cm" svg:x="5.5cm" svg:y="8.7cm">
          <text:p text:style-name="P2">gabrie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3.5cm" svg:height="2.5cm" svg:x="20.6cm" svg:y="8.9cm">
          <text:p text:style-name="P2">ssh-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3cm" svg:height="1.5cm" svg:x="21.9cm" svg:y="10.9cm">
          <text:p text:style-name="P2">soca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3.5cm" svg:height="2.5cm" svg:x="21.3cm" svg:y="13.6cm">
          <text:p text:style-name="P2">DBu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3cm" svg:height="1.5cm" svg:x="24.7cm" svg:y="15.9cm">
          <text:p text:style-name="P2">app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3cm" svg:height="2cm" svg:x="25.6cm" svg:y="12.9cm">
          <text:p text:style-name="P2">app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2" draw:layer="layout" svg:width="3cm" svg:height="1.5cm" svg:x="2.3cm" svg:y="13.5cm">
          <text:p text:style-name="P2">ap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path draw:style-name="gr7" draw:text-style-name="P1" draw:layer="layout" svg:width="19.499cm" svg:height="6.185cm" svg:x="5.1cm" svg:y="10.314cm" svg:viewBox="0 0 19500 6186" svg:d="m0 3548c335-453 621-935 1063-1334 389-350 782-650 1163-1001 288-265 710-357 1063-546 405-216 908-169 1329-364 313-145 657-33 996-121 322-83 652-91 997-121 396-34 774-54 1163-61 442-8 885 0 1329 0 474 0 952 0 1428 0s953-14 1428 0c531 15 1055 47 1595 61 457 12 859 84 1296 91 445 6 832 211 1228 364 355 137 843 266 931 727 61 320-4 607 0 910 5 332-140 645-299 940-152 281-333 613-233 910 128 378 375 701 665 1001 312 322 666 621 1096 819 374 171 787 151 1163 302l99 61">
          <text:p text:style-name="P3"/>
        </draw:path>
        <draw:frame draw:style-name="gr8" draw:layer="layout" svg:width="3.69cm" svg:height="1.021cm" svg:x="21cm" svg:y="1.979cm">
          <draw:text-box>
            <text:p text:style-name="P3">Remote host</text:p>
          </draw:text-box>
        </draw:frame>
        <draw:frame draw:style-name="gr8" draw:layer="layout" svg:width="3.169cm" svg:height="1.021cm" svg:x="4cm" svg:y="1.979cm">
          <draw:text-box>
            <text:p text:style-name="P3">Local host</text:p>
          </draw:text-box>
        </draw:frame>
        <draw:frame draw:style-name="gr8" draw:layer="layout" svg:width="5.315cm" svg:height="1.021cm" svg:x="11.5cm" svg:y="1.479cm">
          <draw:text-box>
            <text:p text:style-name="P3">ARCHITE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enrgar</meta:initial-creator>
    <meta:creation-date>2008-05-22T19:13:51</meta:creation-date>
    <dc:creator>enrgar</dc:creator>
    <dc:date>2008-05-22T19:46:51</dc:date>
    <meta:editing-cycles>6</meta:editing-cycles>
    <meta:editing-duration>PT33M3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